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59.05pt"/>
    </style:style>
    <style:style style:name="co9" style:family="table-column">
      <style:table-column-properties fo:break-before="auto" style:column-width="63.89pt"/>
    </style:style>
    <style:style style:name="co10" style:family="table-column">
      <style:table-column-properties fo:break-before="auto" style:column-width="70.84pt"/>
    </style:style>
    <style:style style:name="co11" style:family="table-column">
      <style:table-column-properties fo:break-before="auto" style:column-width="64.6pt"/>
    </style:style>
    <style:style style:name="co12" style:family="table-column">
      <style:table-column-properties fo:break-before="auto" style:column-width="75pt"/>
    </style:style>
    <style:style style:name="co13" style:family="table-column">
      <style:table-column-properties fo:break-before="auto" style:column-width="7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3nf_5f_Summary">
      <style:table-properties table:display="true" style:writing-mode="lr-tb"/>
    </style:style>
    <style:style style:name="ta2" style:family="table" style:master-page-name="PageStyle_5f_2nf_5f_Summary">
      <style:table-properties table:display="true" style:writing-mode="lr-tb"/>
    </style:style>
    <style:style style:name="ta3" style:family="table" style:master-page-name="PageStyle_5f_1nf">
      <style:table-properties table:display="true" style:writing-mode="lr-tb"/>
    </style:style>
    <style:style style:name="ta4" style:family="table" style:master-page-name="PageStyle_5f_2nf_5f_Orders">
      <style:table-properties table:display="true" style:writing-mode="lr-tb"/>
    </style:style>
    <style:style style:name="ta5" style:family="table" style:master-page-name="PageStyle_5f_2nf_5f_OrderDetails">
      <style:table-properties table:display="true" style:writing-mode="lr-tb"/>
    </style:style>
    <style:style style:name="ta6" style:family="table" style:master-page-name="PageStyle_5f_3nf_5f_Clients">
      <style:table-properties table:display="true" style:writing-mode="lr-tb"/>
    </style:style>
    <style:style style:name="ta7" style:family="table" style:master-page-name="PageStyle_5f_3nf_5f_Products">
      <style:table-properties table:display="true" style:writing-mode="lr-tb"/>
    </style:style>
    <style:style style:name="ta8" style:family="table" style:master-page-name="PageStyle_5f_3nf_5f_Orders">
      <style:table-properties table:display="true" style:writing-mode="lr-tb"/>
    </style:style>
    <style:style style:name="ta9" style:family="table" style:master-page-name="PageStyle_5f_3nf_5f_OrderDetail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1e9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a2c4c9" style:diagonal-bl-tr="none" style:diagonal-tl-br="none" fo:border-left="0.74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a4c2f4" style:diagonal-bl-tr="none" style:diagonal-tl-br="none" fo:border-left="0.74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4a7d6" style:diagonal-bl-tr="none" style:diagonal-tl-br="none" fo:border-left="0.74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fe599" style:diagonal-bl-tr="none" style:diagonal-tl-br="none" fo:border-left="0.74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nf_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lients</text:p>
          </table:table-cell>
          <table:table-cell table:number-columns-repeated="3"/>
          <table:table-cell table:style-name="ce1" office:value-type="string" calcext:value-type="string">
            <text:p>Products</text:p>
          </table:table-cell>
          <table:table-cell/>
          <table:table-cell table:style-name="ce1" office:value-type="string" calcext:value-type="string">
            <text:p>Orders</text:p>
          </table:table-cell>
          <table:table-cell table:number-columns-repeated="2"/>
          <table:table-cell table:style-name="ce1" office:value-type="string" calcext:value-type="string">
            <text:p>OrderDetails</text:p>
          </table:table-cell>
          <table:table-cell table:number-columns-repeated="2"/>
          <table:table-cell table:style-name="ce5"/>
          <table:table-cell table:number-columns-repeated="1011"/>
        </table:table-row>
        <table:table-row table:style-name="ro1">
          <table:table-cell table:style-name="ce2" table:formula="of:=IFERROR(__xludf.dummyfunction(&quot;FILTER('3nf_Clients'!A:D, '3nf_Clients'!A:A&lt;&gt;&quot;&quot;)&quot;&quot;)&quot;);&quot;client_id (PK)&quot;)" office:value-type="string" office:string-value="client_id (PK)" calcext:value-type="string">
            <text:p>client_id (PK)</text:p>
          </table:table-cell>
          <table:table-cell table:style-name="ce2" table:formula="of:=IFERROR(__xludf.dummyfunction(&quot;&quot;&quot;COMPUTED_VALUE&quot;&quot;&quot;);&quot;client_name&quot;)" office:value-type="string" office:string-value="client_name" calcext:value-type="string">
            <text:p>client_name</text:p>
          </table:table-cell>
          <table:table-cell table:style-name="ce2" table:formula="of:=IFERROR(__xludf.dummyfunction(&quot;&quot;&quot;COMPUTED_VALUE&quot;&quot;&quot;);&quot;client_street&quot;)" office:value-type="string" office:string-value="client_street" calcext:value-type="string">
            <text:p>client_street</text:p>
          </table:table-cell>
          <table:table-cell table:style-name="ce2" table:formula="of:=IFERROR(__xludf.dummyfunction(&quot;&quot;&quot;COMPUTED_VALUE&quot;&quot;&quot;);&quot;client_building&quot;)" office:value-type="string" office:string-value="client_building" calcext:value-type="string">
            <text:p>client_building</text:p>
          </table:table-cell>
          <table:table-cell table:style-name="ce4" table:formula="of:=IFERROR(__xludf.dummyfunction(&quot;FILTER('3nf_Products'!A:B, '3nf_Products'!A:A&lt;&gt;&quot;&quot;)&quot;&quot;)&quot;);&quot;product_id (PK)&quot;)" office:value-type="string" office:string-value="product_id (PK)" calcext:value-type="string">
            <text:p>product_id (PK)</text:p>
          </table:table-cell>
          <table:table-cell table:style-name="ce6" table:formula="of:=IFERROR(__xludf.dummyfunction(&quot;&quot;&quot;COMPUTED_VALUE&quot;&quot;&quot;);&quot;product_name&quot;)" office:value-type="string" office:string-value="product_name" calcext:value-type="string">
            <text:p>product_name</text:p>
          </table:table-cell>
          <table:table-cell table:style-name="ce7" table:formula="of:=IFERROR(__xludf.dummyfunction(&quot;FILTER('3nf_Orders'!A:C, '3nf_Orders'!A:A&lt;&gt;&quot;&quot;)&quot;&quot;)&quot;);&quot;order_id (PK)&quot;)" office:value-type="string" office:string-value="order_id (PK)" calcext:value-type="string">
            <text:p>order_id (PK)</text:p>
          </table:table-cell>
          <table:table-cell table:style-name="ce8" table:formula="of:=IFERROR(__xludf.dummyfunction(&quot;&quot;&quot;COMPUTED_VALUE&quot;&quot;&quot;);&quot;order_date&quot;)" office:value-type="string" office:string-value="order_date" calcext:value-type="string">
            <text:p>order_date</text:p>
          </table:table-cell>
          <table:table-cell table:style-name="ce8" table:formula="of:=IFERROR(__xludf.dummyfunction(&quot;&quot;&quot;COMPUTED_VALUE&quot;&quot;&quot;);&quot;client_id (FK)&quot;)" office:value-type="string" office:string-value="client_id (FK)" calcext:value-type="string">
            <text:p>client_id (FK)</text:p>
          </table:table-cell>
          <table:table-cell table:style-name="ce10" table:formula="of:=IFERROR(__xludf.dummyfunction(&quot;FILTER('3nf_OrderDetails'!A:C, '3nf_OrderDetails'!A:A&lt;&gt;&quot;&quot;)&quot;&quot;)&quot;);&quot;order_id (FK)&quot;)" office:value-type="string" office:string-value="order_id (FK)" calcext:value-type="string">
            <text:p>order_id (FK)</text:p>
          </table:table-cell>
          <table:table-cell table:style-name="ce11" table:formula="of:=IFERROR(__xludf.dummyfunction(&quot;&quot;&quot;COMPUTED_VALUE&quot;&quot;&quot;);&quot;product_id (FK)&quot;)" office:value-type="string" office:string-value="product_id (FK)" calcext:value-type="string">
            <text:p>product_id (FK)</text:p>
          </table:table-cell>
          <table:table-cell table:style-name="ce11" table:formula="of:=IFERROR(__xludf.dummyfunction(&quot;&quot;&quot;COMPUTED_VALUE&quot;&quot;&quot;);&quot;quantity&quot;)" office:value-type="string" office:string-value="quantity" calcext:value-type="string">
            <text:p>quantity</text:p>
          </table:table-cell>
          <table:table-cell table:style-name="ce12"/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" table:formula="of:=IFERROR(__xludf.dummyfunction(&quot;&quot;&quot;COMPUTED_VALUE&quot;&quot;&quot;);&quot;Мельник&quot;)" office:value-type="string" office:string-value="Мельник" calcext:value-type="string">
            <text:p>Мельник</text:p>
          </table:table-cell>
          <table:table-cell table:style-name="ce3" table:formula="of:=IFERROR(__xludf.dummyfunction(&quot;&quot;&quot;COMPUTED_VALUE&quot;&quot;&quot;);&quot;Хрещатик&quot;)" office:value-type="string" office:string-value="Хрещатик" calcext:value-type="string">
            <text:p>Хрещатик</text:p>
          </table:table-cell>
          <table:table-cell table:style-name="ce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" table:formula="of:=IFERROR(__xludf.dummyfunction(&quot;&quot;&quot;COMPUTED_VALUE&quot;&quot;&quot;);&quot;Лептоп&quot;)" office:value-type="string" office:string-value="Лептоп" calcext:value-type="string">
            <text:p>Лептоп</text:p>
          </table:table-cell>
          <table:table-cell table:style-name="ce5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9" table:formula="of:=IFERROR(__xludf.dummyfunction(&quot;&quot;&quot;COMPUTED_VALUE&quot;&quot;&quot;);45000)" office:value-type="date" office:date-value="2023-03-15" calcext:value-type="date">
            <text:p>2023-03-15</text:p>
          </table:table-cell>
          <table:table-cell table:style-name="ce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" table:formula="of:=IFERROR(__xludf.dummyfunction(&quot;&quot;&quot;COMPUTED_VALUE&quot;&quot;&quot;);&quot;Шевченко&quot;)" office:value-type="string" office:string-value="Шевченко" calcext:value-type="string">
            <text:p>Шевченко</text:p>
          </table:table-cell>
          <table:table-cell table:style-name="ce3" table:formula="of:=IFERROR(__xludf.dummyfunction(&quot;&quot;&quot;COMPUTED_VALUE&quot;&quot;&quot;);&quot;Басейна&quot;)" office:value-type="string" office:string-value="Басейна" calcext:value-type="string">
            <text:p>Басейна</text:p>
          </table:table-cell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" table:formula="of:=IFERROR(__xludf.dummyfunction(&quot;&quot;&quot;COMPUTED_VALUE&quot;&quot;&quot;);&quot;Мишка&quot;)" office:value-type="string" office:string-value="Мишка" calcext:value-type="string">
            <text:p>Мишка</text:p>
          </table:table-cell>
          <table:table-cell table:style-name="ce5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9" table:formula="of:=IFERROR(__xludf.dummyfunction(&quot;&quot;&quot;COMPUTED_VALUE&quot;&quot;&quot;);45001)" office:value-type="date" office:date-value="2023-03-16" calcext:value-type="date">
            <text:p>2023-03-16</text:p>
          </table:table-cell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" table:formula="of:=IFERROR(__xludf.dummyfunction(&quot;&quot;&quot;COMPUTED_VALUE&quot;&quot;&quot;);&quot;Коваленко&quot;)" office:value-type="string" office:string-value="Коваленко" calcext:value-type="string">
            <text:p>Коваленко</text:p>
          </table:table-cell>
          <table:table-cell table:style-name="ce3" table:formula="of:=IFERROR(__xludf.dummyfunction(&quot;&quot;&quot;COMPUTED_VALUE&quot;&quot;&quot;);&quot;Комп'ютерна&quot;)" office:value-type="string" office:string-value="Комп'ютерна" calcext:value-type="string">
            <text:p>Комп'ютерна</text:p>
          </table:table-cell>
          <table:table-cell table:style-name="ce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" table:formula="of:=IFERROR(__xludf.dummyfunction(&quot;&quot;&quot;COMPUTED_VALUE&quot;&quot;&quot;);&quot;Принтер&quot;)" office:value-type="string" office:string-value="Принтер" calcext:value-type="string">
            <text:p>Принтер</text:p>
          </table:table-cell>
          <table:table-cell table:style-name="ce5" table:formula="of:=IFERROR(__xludf.dummyfunction(&quot;&quot;&quot;COMPUTED_VALUE&quot;&quot;&quot;);103)" office:value-type="float" office:value="103" calcext:value-type="float">
            <text:p>103</text:p>
          </table:table-cell>
          <table:table-cell table:style-name="ce9" table:formula="of:=IFERROR(__xludf.dummyfunction(&quot;&quot;&quot;COMPUTED_VALUE&quot;&quot;&quot;);45002)" office:value-type="date" office:date-value="2023-03-17" calcext:value-type="date">
            <text:p>2023-03-17</text:p>
          </table:table-cell>
          <table:table-cell table:style-name="ce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5" table:formula="of:=IFERROR(__xludf.dummyfunction(&quot;&quot;&quot;COMPUTED_VALUE&quot;&quot;&quot;);103)" office:value-type="float" office:value="103" calcext:value-type="float">
            <text:p>103</text:p>
          </table:table-cell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/>
          <table:table-cell table:number-columns-repeated="1011"/>
        </table:table-row>
        <table:table-row table:style-name="ro1" table:number-rows-repeated="995">
          <table:table-cell table:style-name="ce3" table:number-columns-repeated="4"/>
          <table:table-cell table:style-name="ce5"/>
          <table:table-cell table:style-name="ce3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nf_Summar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s</text:p>
          </table:table-cell>
          <table:table-cell table:number-columns-repeated="4"/>
          <table:table-cell table:style-name="ce1" office:value-type="string" calcext:value-type="string">
            <text:p>OrderDetails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14" table:formula="of:=IFERROR(__xludf.dummyfunction(&quot;FILTER('2nf_Orders'!A:E, '2nf_Orders'!A:A&lt;&gt;&quot;&quot;)&quot;&quot;)&quot;);&quot;order_id (PK)&quot;)" office:value-type="string" office:string-value="order_id (PK)" calcext:value-type="string">
            <text:p>order_id (PK)</text:p>
          </table:table-cell>
          <table:table-cell table:style-name="ce14" table:formula="of:=IFERROR(__xludf.dummyfunction(&quot;&quot;&quot;COMPUTED_VALUE&quot;&quot;&quot;);&quot;client_street&quot;)" office:value-type="string" office:string-value="client_street" calcext:value-type="string">
            <text:p>client_street</text:p>
          </table:table-cell>
          <table:table-cell table:style-name="ce14" table:formula="of:=IFERROR(__xludf.dummyfunction(&quot;&quot;&quot;COMPUTED_VALUE&quot;&quot;&quot;);&quot;client_building&quot;)" office:value-type="string" office:string-value="client_building" calcext:value-type="string">
            <text:p>client_building</text:p>
          </table:table-cell>
          <table:table-cell table:style-name="ce14" table:formula="of:=IFERROR(__xludf.dummyfunction(&quot;&quot;&quot;COMPUTED_VALUE&quot;&quot;&quot;);&quot;order_date&quot;)" office:value-type="string" office:string-value="order_date" calcext:value-type="string">
            <text:p>order_date</text:p>
          </table:table-cell>
          <table:table-cell table:style-name="ce14" table:formula="of:=IFERROR(__xludf.dummyfunction(&quot;&quot;&quot;COMPUTED_VALUE&quot;&quot;&quot;);&quot;client_name&quot;)" office:value-type="string" office:string-value="client_name" calcext:value-type="string">
            <text:p>client_name</text:p>
          </table:table-cell>
          <table:table-cell table:style-name="ce15" table:formula="of:=IFERROR(__xludf.dummyfunction(&quot;FILTER('2nf_OrderDetails'!A:E, '2nf_OrderDetails'!A:A&lt;&gt;&quot;&quot;)&quot;&quot;)&quot;);&quot;order_id (FK)&quot;)" office:value-type="string" office:string-value="order_id (FK)" calcext:value-type="string">
            <text:p>order_id (FK)</text:p>
          </table:table-cell>
          <table:table-cell table:style-name="ce16" table:formula="of:=IFERROR(__xludf.dummyfunction(&quot;&quot;&quot;COMPUTED_VALUE&quot;&quot;&quot;);&quot;product_name&quot;)" office:value-type="string" office:string-value="product_name" calcext:value-type="string">
            <text:p>product_name</text:p>
          </table:table-cell>
          <table:table-cell table:style-name="ce16" table:formula="of:=IFERROR(__xludf.dummyfunction(&quot;&quot;&quot;COMPUTED_VALUE&quot;&quot;&quot;);&quot;quantity&quot;)" office:value-type="string" office:string-value="quantity" calcext:value-type="string">
            <text:p>quantity</text:p>
          </table:table-cell>
          <table:table-cell table:style-name="ce12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3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3" table:formula="of:=IFERROR(__xludf.dummyfunction(&quot;&quot;&quot;COMPUTED_VALUE&quot;&quot;&quot;);&quot;Хрещатик&quot;)" office:value-type="string" office:string-value="Хрещатик" calcext:value-type="string">
            <text:p>Хрещатик</text:p>
          </table:table-cell>
          <table:table-cell table:style-name="ce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9" table:formula="of:=IFERROR(__xludf.dummyfunction(&quot;&quot;&quot;COMPUTED_VALUE&quot;&quot;&quot;);45000)" office:value-type="date" office:date-value="2023-03-15" calcext:value-type="date">
            <text:p>2023-03-15</text:p>
          </table:table-cell>
          <table:table-cell table:style-name="ce3" table:formula="of:=IFERROR(__xludf.dummyfunction(&quot;&quot;&quot;COMPUTED_VALUE&quot;&quot;&quot;);&quot;Мельник&quot;)" office:value-type="string" office:string-value="Мельник" calcext:value-type="string">
            <text:p>Мельник</text:p>
          </table:table-cell>
          <table:table-cell table:style-name="ce5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3" table:formula="of:=IFERROR(__xludf.dummyfunction(&quot;&quot;&quot;COMPUTED_VALUE&quot;&quot;&quot;);&quot;Лептоп&quot;)" office:value-type="string" office:string-value="Лептоп" calcext:value-type="string">
            <text:p>Лептоп</text:p>
          </table:table-cell>
          <table:table-cell table:style-name="ce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5"/>
          <table:table-cell table:style-name="ce3"/>
          <table:table-cell table:number-columns-repeated="1014"/>
        </table:table-row>
        <table:table-row table:style-name="ro1">
          <table:table-cell table:style-name="ce3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3" table:formula="of:=IFERROR(__xludf.dummyfunction(&quot;&quot;&quot;COMPUTED_VALUE&quot;&quot;&quot;);&quot;Басейна&quot;)" office:value-type="string" office:string-value="Басейна" calcext:value-type="string">
            <text:p>Басейна</text:p>
          </table:table-cell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9" table:formula="of:=IFERROR(__xludf.dummyfunction(&quot;&quot;&quot;COMPUTED_VALUE&quot;&quot;&quot;);45001)" office:value-type="date" office:date-value="2023-03-16" calcext:value-type="date">
            <text:p>2023-03-16</text:p>
          </table:table-cell>
          <table:table-cell table:style-name="ce3" table:formula="of:=IFERROR(__xludf.dummyfunction(&quot;&quot;&quot;COMPUTED_VALUE&quot;&quot;&quot;);&quot;Шевченко&quot;)" office:value-type="string" office:string-value="Шевченко" calcext:value-type="string">
            <text:p>Шевченко</text:p>
          </table:table-cell>
          <table:table-cell table:style-name="ce5" table:formula="of:=IFERROR(__xludf.dummyfunction(&quot;&quot;&quot;COMPUTED_VALUE&quot;&quot;&quot;);101)" office:value-type="float" office:value="101" calcext:value-type="float">
            <text:p>101</text:p>
          </table:table-cell>
          <table:table-cell table:style-name="ce3" table:formula="of:=IFERROR(__xludf.dummyfunction(&quot;&quot;&quot;COMPUTED_VALUE&quot;&quot;&quot;);&quot;Мишка&quot;)" office:value-type="string" office:string-value="Мишка" calcext:value-type="string">
            <text:p>Мишка</text:p>
          </table:table-cell>
          <table:table-cell table:style-name="ce3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5"/>
          <table:table-cell table:style-name="ce3"/>
          <table:table-cell table:number-columns-repeated="1014"/>
        </table:table-row>
        <table:table-row table:style-name="ro1">
          <table:table-cell table:style-name="ce3" table:formula="of:=IFERROR(__xludf.dummyfunction(&quot;&quot;&quot;COMPUTED_VALUE&quot;&quot;&quot;);103)" office:value-type="float" office:value="103" calcext:value-type="float">
            <text:p>103</text:p>
          </table:table-cell>
          <table:table-cell table:style-name="ce3" table:formula="of:=IFERROR(__xludf.dummyfunction(&quot;&quot;&quot;COMPUTED_VALUE&quot;&quot;&quot;);&quot;Комп'ютерна&quot;)" office:value-type="string" office:string-value="Комп'ютерна" calcext:value-type="string">
            <text:p>Комп'ютерна</text:p>
          </table:table-cell>
          <table:table-cell table:style-name="ce3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9" table:formula="of:=IFERROR(__xludf.dummyfunction(&quot;&quot;&quot;COMPUTED_VALUE&quot;&quot;&quot;);45002)" office:value-type="date" office:date-value="2023-03-17" calcext:value-type="date">
            <text:p>2023-03-17</text:p>
          </table:table-cell>
          <table:table-cell table:style-name="ce3" table:formula="of:=IFERROR(__xludf.dummyfunction(&quot;&quot;&quot;COMPUTED_VALUE&quot;&quot;&quot;);&quot;Коваленко&quot;)" office:value-type="string" office:string-value="Коваленко" calcext:value-type="string">
            <text:p>Коваленко</text:p>
          </table:table-cell>
          <table:table-cell table:style-name="ce5" table:formula="of:=IFERROR(__xludf.dummyfunction(&quot;&quot;&quot;COMPUTED_VALUE&quot;&quot;&quot;);102)" office:value-type="float" office:value="102" calcext:value-type="float">
            <text:p>102</text:p>
          </table:table-cell>
          <table:table-cell table:style-name="ce3" table:formula="of:=IFERROR(__xludf.dummyfunction(&quot;&quot;&quot;COMPUTED_VALUE&quot;&quot;&quot;);&quot;Принтер&quot;)" office:value-type="string" office:string-value="Принтер" calcext:value-type="string">
            <text:p>Принтер</text:p>
          </table:table-cell>
          <table:table-cell table:style-name="ce3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5"/>
          <table:table-cell table:style-name="ce3"/>
          <table:table-cell table:number-columns-repeated="1014"/>
        </table:table-row>
        <table:table-row table:style-name="ro1">
          <table:table-cell table:style-name="ce3" table:number-columns-repeated="5"/>
          <table:table-cell table:style-name="ce5" table:formula="of:=IFERROR(__xludf.dummyfunction(&quot;&quot;&quot;COMPUTED_VALUE&quot;&quot;&quot;);103)" office:value-type="float" office:value="103" calcext:value-type="float">
            <text:p>103</text:p>
          </table:table-cell>
          <table:table-cell table:style-name="ce3" table:formula="of:=IFERROR(__xludf.dummyfunction(&quot;&quot;&quot;COMPUTED_VALUE&quot;&quot;&quot;);&quot;Мишка&quot;)" office:value-type="string" office:string-value="Мишка" calcext:value-type="string">
            <text:p>Мишка</text:p>
          </table:table-cell>
          <table:table-cell table:style-name="ce3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5"/>
          <table:table-cell table:style-name="ce3"/>
          <table:table-cell table:number-columns-repeated="1014"/>
        </table:table-row>
        <table:table-row table:style-name="ro1">
          <table:table-cell table:style-name="ce3" table:number-columns-repeated="5"/>
          <table:table-cell table:style-name="ce5"/>
          <table:table-cell table:style-name="ce3" table:number-columns-repeated="2"/>
          <table:table-cell table:style-name="ce5"/>
          <table:table-cell table:style-name="ce3"/>
          <table:table-cell table:number-columns-repeated="1014"/>
        </table:table-row>
        <table:table-row table:style-name="ro1" table:number-rows-repeated="993">
          <table:table-cell table:style-name="ce3" table:number-columns-repeated="5"/>
          <table:table-cell table:style-name="ce5"/>
          <table:table-cell table:style-name="ce3" table:number-columns-repeated="2"/>
          <table:table-cell table:style-name="ce5"/>
          <table:table-cell table:style-name="ce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nf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7" office:value-type="string" calcext:value-type="string">
            <text:p>order_number</text:p>
          </table:table-cell>
          <table:table-cell table:style-name="ce17" office:value-type="string" calcext:value-type="string">
            <text:p>product_name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street</text:p>
          </table:table-cell>
          <table:table-cell table:style-name="ce17" office:value-type="string" calcext:value-type="string">
            <text:p>building_number</text:p>
          </table:table-cell>
          <table:table-cell table:style-name="ce17" office:value-type="string" calcext:value-type="string">
            <text:p>order_date</text:p>
          </table:table-cell>
          <table:table-cell table:style-name="ce17" office:value-type="string" calcext:value-type="string">
            <text:p>client_name</text:p>
          </table:table-cell>
          <table:table-cell table:number-columns-repeated="1017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Лептоп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Хрещатик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date" office:date-value="2023-03-15" calcext:value-type="date">
            <text:p>2023-03-15</text:p>
          </table:table-cell>
          <table:table-cell table:style-name="ce18" office:value-type="string" calcext:value-type="string">
            <text:p>Мельник</text:p>
          </table:table-cell>
          <table:table-cell table:number-columns-repeated="1017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Мишка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Хрещатик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date" office:date-value="2023-03-15" calcext:value-type="date">
            <text:p>2023-03-15</text:p>
          </table:table-cell>
          <table:table-cell table:style-name="ce18" office:value-type="string" calcext:value-type="string">
            <text:p>Мельник</text:p>
          </table:table-cell>
          <table:table-cell table:number-columns-repeated="1017"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Принтер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Басейна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date" office:date-value="2023-03-16" calcext:value-type="date">
            <text:p>2023-03-16</text:p>
          </table:table-cell>
          <table:table-cell table:style-name="ce18" office:value-type="string" calcext:value-type="string">
            <text:p>Шевченко</text:p>
          </table:table-cell>
          <table:table-cell table:number-columns-repeated="1017"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18" office:value-type="string" calcext:value-type="string">
            <text:p>Мишка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Комп'ютерна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date" office:date-value="2023-03-17" calcext:value-type="date">
            <text:p>2023-03-17</text:p>
          </table:table-cell>
          <table:table-cell table:style-name="ce18" office:value-type="string" calcext:value-type="string">
            <text:p>Коваленко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nf_Orders" table:style-name="ta4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style-name="ce17" office:value-type="string" calcext:value-type="string">
            <text:p>order_id (PK)</text:p>
          </table:table-cell>
          <table:table-cell table:style-name="ce17" office:value-type="string" calcext:value-type="string">
            <text:p>client_street</text:p>
          </table:table-cell>
          <table:table-cell table:style-name="ce17" office:value-type="string" calcext:value-type="string">
            <text:p>client_building</text:p>
          </table:table-cell>
          <table:table-cell table:style-name="ce17" office:value-type="string" calcext:value-type="string">
            <text:p>order_date</text:p>
          </table:table-cell>
          <table:table-cell table:style-name="ce17" office:value-type="string" calcext:value-type="string">
            <text:p>client_name</text:p>
          </table:table-cell>
          <table:table-cell table:number-columns-repeated="1019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Хрещатик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date" office:date-value="2023-03-15" calcext:value-type="date">
            <text:p>2023-03-15</text:p>
          </table:table-cell>
          <table:table-cell table:style-name="ce18" office:value-type="string" calcext:value-type="string">
            <text:p>Мельник</text:p>
          </table:table-cell>
          <table:table-cell table:number-columns-repeated="1019"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Басейна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date" office:date-value="2023-03-16" calcext:value-type="date">
            <text:p>2023-03-16</text:p>
          </table:table-cell>
          <table:table-cell table:style-name="ce18" office:value-type="string" calcext:value-type="string">
            <text:p>Шевченко</text:p>
          </table:table-cell>
          <table:table-cell table:number-columns-repeated="1019"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18" office:value-type="string" calcext:value-type="string">
            <text:p>Комп'ютерна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date" office:date-value="2023-03-17" calcext:value-type="date">
            <text:p>2023-03-17</text:p>
          </table:table-cell>
          <table:table-cell table:style-name="ce18" office:value-type="string" calcext:value-type="string">
            <text:p>Коваленко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nf_OrderDetails" table:style-name="ta5"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7" office:value-type="string" calcext:value-type="string">
            <text:p>order_id (FK)</text:p>
          </table:table-cell>
          <table:table-cell table:style-name="ce17" office:value-type="string" calcext:value-type="string">
            <text:p>product_name</text:p>
          </table:table-cell>
          <table:table-cell table:style-name="ce17" office:value-type="string" calcext:value-type="string">
            <text:p>quantity</text:p>
          </table:table-cell>
          <table:table-cell table:number-columns-repeated="1021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Лептоп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Мишка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Принтер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18" office:value-type="string" calcext:value-type="string">
            <text:p>Мишка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nf_Clients" table:style-name="ta6">
        <table:table-column table:style-name="co11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7" office:value-type="string" calcext:value-type="string">
            <text:p>client_id (PK)</text:p>
          </table:table-cell>
          <table:table-cell table:style-name="ce17" office:value-type="string" calcext:value-type="string">
            <text:p>client_name</text:p>
          </table:table-cell>
          <table:table-cell table:style-name="ce17" office:value-type="string" calcext:value-type="string">
            <text:p>client_street</text:p>
          </table:table-cell>
          <table:table-cell table:style-name="ce17" office:value-type="string" calcext:value-type="string">
            <text:p>client_building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Мельник</text:p>
          </table:table-cell>
          <table:table-cell table:style-name="ce18" office:value-type="string" calcext:value-type="string">
            <text:p>Хрещатик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Шевченко</text:p>
          </table:table-cell>
          <table:table-cell table:style-name="ce18" office:value-type="string" calcext:value-type="string">
            <text:p>Басейна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Коваленко</text:p>
          </table:table-cell>
          <table:table-cell table:style-name="ce18" office:value-type="string" calcext:value-type="string">
            <text:p>Комп'ютерна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nf_Products" table:style-name="ta7">
        <table:table-column table:style-name="co1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7" office:value-type="string" calcext:value-type="string">
            <text:p>product_id (PK)</text:p>
          </table:table-cell>
          <table:table-cell table:style-name="ce17" office:value-type="string" calcext:value-type="string">
            <text:p>product_name</text:p>
          </table:table-cell>
          <table:table-cell table:number-columns-repeated="102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Лептоп</text:p>
          </table:table-cell>
          <table:table-cell table:number-columns-repeated="102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Мишка</text:p>
          </table:table-cell>
          <table:table-cell table:number-columns-repeated="102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Принтер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nf_Orders" table:style-name="ta8"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7" office:value-type="string" calcext:value-type="string">
            <text:p>order_id (PK)</text:p>
          </table:table-cell>
          <table:table-cell table:style-name="ce17" office:value-type="string" calcext:value-type="string">
            <text:p>order_date</text:p>
          </table:table-cell>
          <table:table-cell table:style-name="ce17" office:value-type="string" calcext:value-type="string">
            <text:p>client_id (FK)</text:p>
          </table:table-cell>
          <table:table-cell table:number-columns-repeated="1021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9" office:value-type="date" office:date-value="2023-03-15" calcext:value-type="date">
            <text:p>2023-03-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19" office:value-type="date" office:date-value="2023-03-16" calcext:value-type="date">
            <text:p>2023-03-1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19" office:value-type="date" office:date-value="2023-03-17" calcext:value-type="date">
            <text:p>2023-03-1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nf_OrderDetails" table:style-name="ta9"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7" office:value-type="string" calcext:value-type="string">
            <text:p>order_id (FK)</text:p>
          </table:table-cell>
          <table:table-cell table:style-name="ce17" office:value-type="string" calcext:value-type="string">
            <text:p>product_id (FK)</text:p>
          </table:table-cell>
          <table:table-cell table:style-name="ce17" office:value-type="string" calcext:value-type="string">
            <text:p>quantity</text:p>
          </table:table-cell>
          <table:table-cell table:number-columns-repeated="1021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nf_5f_Summary" style:display-name="PageStyle_3nf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f_5f_Summary" style:display-name="PageStyle_2nf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nf" style:display-name="PageStyle_1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f_5f_Orders" style:display-name="PageStyle_2nf_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f_5f_OrderDetails" style:display-name="PageStyle_2nf_Order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nf_5f_Clients" style:display-name="PageStyle_3nf_Cli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nf_5f_Products" style:display-name="PageStyle_3nf_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nf_5f_Orders" style:display-name="PageStyle_3nf_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nf_5f_OrderDetails" style:display-name="PageStyle_3nf_OrderDetai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213" meta:object-count="0"/>
    <meta:generator>LibreOfficeDev/6.0.5.2$Linux_X86_64 LibreOffice_project/</meta:generator>
  </office:meta>
</office:document-meta>
</file>